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3000002334B399582B6200C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1.529cm" fo:min-width="0cm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29cm" svg:x="1.096cm" svg:y="9.255cm">
          <draw:image xlink:href="Pictures/10000201000004A3000002334B399582B6200C5E.png" xlink:type="simple" xlink:show="embed" xlink:actuate="onLoad" loext:mime-type="image/png">
            <text:p/>
          </draw:image>
        </draw:frame>
        <draw:line draw:style-name="gr2" draw:text-style-name="P2" draw:layer="layout" svg:x1="11.287cm" svg:y1="10.144cm" svg:x2="11.414cm" svg:y2="11.287cm">
          <text:p/>
        </draw:line>
        <draw:frame draw:style-name="gr3" draw:text-style-name="P3" draw:layer="layout" svg:width="2.159cm" svg:height="1.016cm" svg:x="10.144cm" svg:y="9.509cm">
          <draw:text-box>
            <text:p>1587</text:p>
          </draw:text-box>
        </draw:frame>
        <draw:custom-shape draw:style-name="gr4" draw:text-style-name="P4" draw:layer="layout" svg:width="0.254cm" svg:height="0.254cm" svg:x="11.03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35cm" svg:height="2.032cm" svg:x="10.779cm" svg:y="12.5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3" draw:layer="layout" svg:width="3.302cm" svg:height="1.673cm" svg:x="9.763cm" svg:y="14.589cm">
          <draw:text-box>
            <text:p>Key switch</text:p>
          </draw:text-box>
        </draw:frame>
        <draw:frame draw:style-name="gr7" draw:text-style-name="P3" draw:layer="layout" svg:width="7.112cm" svg:height="3.095cm" svg:x="2.905cm" svg:y="15.939cm">
          <draw:text-box>
            <text:p>Key – 39</text:p>
            <text:p>1587 – 10(+) <text:s/>20 (-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01-27T16:37:00.758000000</dc:date>
    <meta:editing-duration>PT19S</meta:editing-duration>
    <meta:editing-cycles>1</meta:editing-cycles>
    <meta:document-statistic meta:object-count="7"/>
    <meta:generator>LibreOffice/6.1.1.2$Windows_x86 LibreOffice_project/5d19a1bfa650b796764388cd8b33a5af1f5baa1b</meta:generator>
  </office:meta>
</office:document-meta>
</file>